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fr" fo:country="FR"/>
    </style:style>
    <style:style style:name="P2" style:family="paragraph" style:parent-style-name="Standard">
      <style:paragraph-properties fo:text-align="start" style:justify-single-word="false"/>
      <style:text-properties fo:language="fr" fo:country="F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« Écrivez un article résumant les arguments du débat sur l'euthanasie. »</text:p>
      <text:p text:style-name="P1"/>
      <text:p text:style-name="P2">Parler de l'euthanasie provoque beaucoup de débat, avec beaucoup de points de vue différents qui se présentent. <text:s/>Cependant, Marie (qui ne veut pas qu'on publie son nom de famille) n'a plus l'occasion de rejoindre ce débat comme personne « normale ». Atteinte d'un cancer qui terminera sa vie très bientôt et sans la possibilité d'avoir une qualité de vie normale, elle se demande à présent, comme elle considère terminer sa vie, si l'euthanasie ne doit pas être légalisé dans certains cas.</text:p>
      <text:p text:style-name="P2"/>
      <text:p text:style-name="P2">À l'aide d'une machine, Marie nous a dit «  je ne me sens plus comme une personne. Je veux mourir. Mes enfants ne veulent plus me voir, et je comprends pourquoi : je ne peux leur donner rien. » En allant vers un juge pour lui demander la permission de mourir par l'euthanasie, le débat a été réouvert hier.</text:p>
      <text:p text:style-name="P2"/>
      <text:p text:style-name="P2">D'autres ne pensent pas que l'euthanasie devrait être légalisé. Laura, qui nous a donné son avis suite à une demande de notre part, nous a dit « pourquoi est-ce que les gens devraient avoir le choix de s'ils meurent ou pas ? Ils ne demandent pas d'être vivant, alors pourquoi avoir le choix de terminer la vie ? » Il y a de différents types d'euthanasie : l'euthanasie passif et l'euthanasie actif, mais il y a aussi le suicide médicalement assisté : donner à un patient qui souhaite terminer la vie les renseignements nécessaires pour pouvoir le faire, mais pas le faire pour lui, ce qui est illégal en France et dans beaucoup d'autres pays.</text:p>
      <text:p text:style-name="P2"/>
      <text:p text:style-name="P2">Le juge décidera s'il acceptera le cas de Marie dans les jours qui vienn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sabell Long</meta:initial-creator>
    <meta:creation-date>2011-03-17T18:49:23</meta:creation-date>
    <dc:date>2011-03-17T20:16:03</dc:date>
    <dc:creator>Isabell Long</dc:creator>
    <meta:editing-duration>PT00H25M19S</meta:editing-duration>
    <meta:editing-cycles>2</meta:editing-cycles>
    <meta:generator>OpenOffice.org/3.2$Unix OpenOffice.org_project/320m18$Build-9502</meta:generator>
    <meta:document-statistic meta:table-count="0" meta:image-count="0" meta:object-count="0" meta:page-count="1" meta:paragraph-count="5" meta:word-count="281" meta:character-count="1585"/>
  </office:meta>
</office:document-meta>
</file>